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Liberation Sans" officeooo:rsid="001fcf04" officeooo:paragraph-rsid="001fcf04"/>
    </style:style>
    <style:style style:name="P2" style:family="paragraph" style:parent-style-name="Standard">
      <style:text-properties style:font-name="Liberation Sans" officeooo:rsid="001ce017" officeooo:paragraph-rsid="001ce017"/>
    </style:style>
    <style:style style:name="P3" style:family="paragraph" style:parent-style-name="Standard">
      <style:paragraph-properties>
        <style:tab-stops>
          <style:tab-stop style:position="1.307cm"/>
          <style:tab-stop style:position="12.825cm" style:type="right"/>
          <style:tab-stop style:position="14.226cm" style:type="right"/>
          <style:tab-stop style:position="15.221cm" style:type="right"/>
        </style:tab-stops>
      </style:paragraph-properties>
      <style:text-properties style:font-name="Liberation Sans" officeooo:rsid="001ce017" officeooo:paragraph-rsid="001ce017"/>
    </style:style>
    <style:style style:name="P4" style:family="paragraph" style:parent-style-name="Standard">
      <style:paragraph-properties>
        <style:tab-stops>
          <style:tab-stop style:position="1.307cm"/>
          <style:tab-stop style:position="13.104cm" style:type="right"/>
          <style:tab-stop style:position="15.004cm" style:type="right"/>
          <style:tab-stop style:position="16.03cm" style:type="right"/>
        </style:tab-stops>
      </style:paragraph-properties>
      <style:text-properties style:font-name="Liberation Sans" officeooo:rsid="001ce017" officeooo:paragraph-rsid="001ce017"/>
    </style:style>
    <style:style style:name="P5" style:family="paragraph" style:parent-style-name="Standard" style:list-style-name="L1">
      <style:text-properties style:font-name="Liberation Sans" officeooo:rsid="001ce017" officeooo:paragraph-rsid="001ce017"/>
    </style:style>
    <style:style style:name="P6" style:family="paragraph" style:parent-style-name="Standard" style:list-style-name="L2">
      <style:text-properties style:font-name="Liberation Sans" officeooo:rsid="001ce017" officeooo:paragraph-rsid="001ce017"/>
    </style:style>
    <style:style style:name="P7" style:family="paragraph" style:parent-style-name="Standard" style:list-style-name="L3">
      <style:text-properties style:font-name="Liberation Sans" officeooo:rsid="001ce017" officeooo:paragraph-rsid="001ce017"/>
    </style:style>
    <style:style style:name="P8" style:family="paragraph" style:parent-style-name="Standard" style:list-style-name="L4">
      <style:text-properties style:font-name="Liberation Sans" officeooo:rsid="001ce017" officeooo:paragraph-rsid="001ce017"/>
    </style:style>
    <style:style style:name="P9" style:family="paragraph" style:parent-style-name="Standard" style:list-style-name="L5">
      <style:paragraph-properties>
        <style:tab-stops>
          <style:tab-stop style:position="1.307cm"/>
          <style:tab-stop style:position="12.825cm" style:type="right"/>
          <style:tab-stop style:position="14.226cm" style:type="right"/>
          <style:tab-stop style:position="15.221cm" style:type="right"/>
        </style:tab-stops>
      </style:paragraph-properties>
      <style:text-properties style:font-name="Liberation Sans" officeooo:rsid="001ce017" officeooo:paragraph-rsid="001ce017"/>
    </style:style>
    <style:style style:name="T1" style:family="text">
      <style:text-properties style:font-name="Liberation Sans" fo:font-size="16pt" fo:font-weight="bold" officeooo:rsid="001ce017" style:font-size-asian="16pt" style:font-weight-asian="bold" style:font-size-complex="16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teial</text:p>
      <text:list xml:id="list92375089546281554" text:style-name="L2">
        <text:list-item>
          <text:p text:style-name="P6">Grundplatte aus Holz – wird gestrichen</text:p>
        </text:list-item>
        <text:list-item>
          <text:p text:style-name="P6">Deckel aus Plexiglas</text:p>
        </text:list-item>
      </text:list>
      <text:p text:style-name="P2"/>
      <text:p text:style-name="P2">Äußeres</text:p>
      <text:list xml:id="list4807850567054104855" text:style-name="L3">
        <text:list-item>
          <text:p text:style-name="P7">Rund – ca. 50cm Durchmesser</text:p>
        </text:list-item>
        <text:list-item>
          <text:p text:style-name="P7">24 – Led-Felder</text:p>
        </text:list-item>
        <text:list-item>
          <text:p text:style-name="P7">In der Mitte einen Buzzer</text:p>
        </text:list-item>
        <text:list-item>
          <text:p text:style-name="P7">Mit Gestell zum Hinstellen (Dreibein ?)</text:p>
        </text:list-item>
      </text:list>
      <text:p text:style-name="P2"/>
      <text:p text:style-name="P2">Elektronik</text:p>
      <text:list xml:id="list432497073207905674" text:style-name="L4">
        <text:list-item>
          <text:p text:style-name="P8">Ein/Aus-Schalter</text:p>
        </text:list-item>
        <text:list-item>
          <text:p text:style-name="P8">externe Versorgung (Netzteil) </text:p>
        </text:list-item>
        <text:list-item>
          <text:p text:style-name="P8">evtl. auch Batterie/Akku-Betrieb ?</text:p>
        </text:list-item>
        <text:list-item>
          <text:p text:style-name="P8">einen Zentralen Controller - Atmega</text:p>
        </text:list-item>
        <text:list-item>
          <text:p text:style-name="P8">Alle Led-Platinchen sind per Bus mit MCU verbunden</text:p>
        </text:list-item>
      </text:list>
      <text:p text:style-name="P2"/>
      <text:p text:style-name="P2">Elektronischen Bauteile:</text:p>
      <text:list xml:id="list813769876397237966" text:style-name="L5">
        <text:list-item>
          <text:p text:style-name="P9">8-Bit Schieberegister; smd; 16 pins<text:tab/>SMD HC 595<text:tab/>0,20€<text:tab/></text:p>
        </text:list-item>
      </text:list>
      <text:p text:style-name="P3"/>
      <text:list xml:id="list15560404953948" text:continue-numbering="true" text:style-name="L5">
        <text:list-item>
          <text:p text:style-name="P9">3-Farben Led; smd<text:tab/>LRTB G6TG<text:tab/>0,99€<text:tab/>ok</text:p>
        </text:list-item>
        <text:list-item>
          <text:p text:style-name="P9">3-Farben Led; smd<text:tab/>LED SMD 3528 RGB<text:tab/>0,68€<text:tab/>ok</text:p>
        </text:list-item>
        <text:list-item>
          <text:p text:style-name="P9">2-Farben Led<text:tab/>LED 8 RG-3<text:tab/>0,28€<text:tab/>ok</text:p>
        </text:list-item>
        <text:list-item>
          <text:p text:style-name="P9">3-Farben Led<text:tab/>LED RGB-5 KLAR<text:tab/>1,80€<text:tab/>ok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Liberation Sans" officeooo:rsid="001fcf04" officeooo:paragraph-rsid="001fcf04"/>
    </style:style>
    <style:style style:name="MT1" style:family="text">
      <style:text-properties style:font-name="Liberation Sans" fo:font-size="16pt" fo:font-weight="bold" officeooo:rsid="001ce017" style:font-size-asian="16pt" style:font-weight-asian="bold" style:font-size-complex="16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Header"><text:tab/><text:span text:style-name="MT1">Projekt Glücksrad</text:span></text:p>
      </style:header>
      <style:footer>
        <text:p text:style-name="MP1">RobotikAG des JKG<text:tab/><text:tab/><text:date style:data-style-name="N37" text:date-value="2016-04-22T18:40:04.473936860" text:fixed="true">22.04.16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8:07:56.943228561</meta:creation-date>
    <dc:date>2018-01-31T01:55:58.791850343</dc:date>
    <meta:editing-duration>PT1M3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112" meta:character-count="638" meta:non-whitespace-character-count="557"/>
  </office:meta>
</office:document-meta>
</file>